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image/png" manifest:full-path="Pictures/icon-website.png"/>
  <manifest:file-entry manifest:media-type="image/png" manifest:full-path="Pictures/icon-linkedin.png"/>
  <manifest:file-entry manifest:media-type="image/png" manifest:full-path="Pictures/icon-telephone.png"/>
  <manifest:file-entry manifest:media-type="image/png" manifest:full-path="Pictures/icon-home.png"/>
  <manifest:file-entry manifest:media-type="image/png" manifest:full-path="Pictures/icon-work.png"/>
  <manifest:file-entry manifest:media-type="image/png" manifest:full-path="Pictures/icon-fax.png"/>
  <manifest:file-entry manifest:media-type="image/png" manifest:full-path="Pictures/icon-mobile.png"/>
  <manifest:file-entry manifest:media-type="image/png" manifest:full-path="Pictures/icon-location.png"/>
  <manifest:file-entry manifest:media-type="image/png" manifest:full-path="Pictures/icon-im.png"/>
  <manifest:file-entry manifest:media-type="image/png" manifest:full-path="Pictures/icon-envelope.png"/>
  <manifest:file-entry manifest:media-type="image/png" manifest:full-path="Pictures/no-photo.png"/>
  <manifest:file-entry manifest:media-type="image/png" manifest:full-path="Pictures/document-link.png"/>
  <manifest:file-entry manifest:media-type="image/png" manifest:full-path="Pictures/no-preview.png"/>
  <manifest:file-entry manifest:media-type="image/png" manifest:full-path="Pictures/100002010000062000000021F9DDC83D.png"/>
  <manifest:file-entry manifest:media-type="image/png" manifest:full-path="Pictures/1000020100000206000000076EA64D53.png"/>
  <manifest:file-entry manifest:media-type="image/png" manifest:full-path="Pictures/100002010000017A0000006AEAC75F19.png"/>
  <manifest:file-entry manifest:media-type="image/png" manifest:full-path="Pictures/100002010000021300000095AD132CD4.png"/>
  <manifest:file-entry manifest:media-type="image/png" manifest:full-path="Pictures/icon-enclosed.png"/>
  <manifest:file-entry manifest:media-type="image/png" manifest:full-path="Pictures/icon-horizontal-line.jpg"/>
  <manifest:file-entry manifest:media-type="image/png" manifest:full-path="Pictures/elp_spoken_interaction_logo.png"/>
  <manifest:file-entry manifest:media-type="image/png" manifest:full-path="Pictures/elp_spoken_production_logo.png"/>
  <manifest:file-entry manifest:media-type="image/png" manifest:full-path="Pictures/elp_listening_logo.png"/>
  <manifest:file-entry manifest:media-type="image/png" manifest:full-path="Pictures/elp_reading_logo.png"/>
  <manifest:file-entry manifest:media-type="image/jpeg" manifest:full-path="Pictures/elp_footer_eu_logo.jpg"/>
  <manifest:file-entry manifest:media-type="image/png" manifest:full-path="Pictures/elp_writing_logo.png"/>
  <manifest:file-entry manifest:media-type="image/png" manifest:full-path="Pictures/elp_header_europass_logo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text/xml" manifest:full-path="styles.xml"/>
  <manifest:file-entry manifest:media-type="image/jpeg" manifest:full-path="Pictures/photo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15cm" fo:margin-bottom="0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top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.15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15cm" fo:margin-bottom="0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18.3cm" fo:margin-top="0.011cm" fo:margin-bottom="0.3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cm" fo:border="none"/>
    </style:style>
    <style:style style:name="Table4.4" style:family="table-row">
      <style:table-row-properties style:min-row-height="0.6cm" style:keep-together="true" fo:keep-together="auto"/>
    </style:style>
    <style:style style:name="Table4.B4" style:family="table-cell">
      <style:table-cell-properties style:vertical-align="bottom" fo:padding="0cm" fo:border="none"/>
    </style:style>
    <style:style style:name="EuropassCV_5f_Education_26_TrainingTitle" style:display-name="EuropassCV_Education&amp;TrainingTitle" style:family="table">
      <style:table-properties style:width="18.3cm" fo:margin-top="0.15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15cm" fo:margin-bottom="0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4" style:display-name="EuropassCV_Education&amp;Training_1.4" style:family="table-row">
      <style:table-row-properties style:min-row-height="0.6cm" style:keep-together="true" fo:keep-together="auto"/>
    </style:style>
    <style:style style:name="EuropassCV_5f_Education_26_Training_5f_1.B4" style:display-name="EuropassCV_Education&amp;Training_1.B4" style:family="table-cell">
      <style:table-cell-properties style:vertical-align="bottom"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cm" fo:border="none"/>
    </style:style>
    <style:style style:name="Table5.4" style:family="table-row">
      <style:table-row-properties style:min-row-height="0.6cm" style:keep-together="true" fo:keep-together="auto"/>
    </style:style>
    <style:style style:name="Table5.B4" style:family="table-cell">
      <style:table-cell-properties style:vertical-align="bottom" fo:padding="0cm" fo:border="none"/>
    </style:style>
    <style:style style:name="EuropassCV_5f_PersonalSkillsTitle" style:display-name="EuropassCV_PersonalSkillsTitle" style:family="table">
      <style:table-properties style:width="18.3cm" fo:margin-top="0.15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15cm" fo:margin-bottom="0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2_ICT" style:family="table-row">
      <style:table-row-properties style:min-row-height="1.2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B4_ICT" style:family="table-cell">
      <style:table-cell-properties style:vertical-align="middle" fo:background-color="transparent" fo:padding-left="0.4cm" fo:padding-right="0.4cm" fo:border-left="none" fo:border-right="none" fo:border-top="none" fo:border-bottom="0.035cm solid #c6c6c6">
        <style:background-image/>
      </style:table-cell-properties>
    </style:style>
    <style:style style:name="Table1.C4_ICT" style:family="table-cell">
      <style:table-cell-properties style:vertical-align="middle" fo:background-color="transparent" fo:padding-left="0.4cm" fo:padding-right="0.4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5_ICT" style:family="table-cell">
      <style:table-cell-properties style:vertical-align="middle" fo:padding-top="0.2cm" fo:padding-bottom="0.2cm" fo:border-left="none" fo:border-right="none" fo:border-top="none" fo:border-bottom="0.018cm solid #c6c6c6"/>
    </style:style>
    <style:style style:name="Table1.C5_ICT" style:family="table-cell">
      <style:table-cell-properties style:vertical-align="middle" fo:padding-top="0.2cm" fo:padding-bottom="0.2cm" fo:border-left="0.035cm solid #c6c6c6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B7" style:family="table-cell">
      <style:table-cell-properties style:vertical-align="bottom" fo:padding="0cm" fo:border-left="none" fo:border-right="none" fo:border-top="none" fo:border-bottom="0.018cm solid #c6c6c6"/>
    </style:style>
    <style:style style:name="Table1.B8_ICT" style:family="table-cell">
      <style:table-cell-properties style:vertical-align="bottom" fo:padding="0cm" fo:border-left="none" fo:border-right="none" fo:border-top="none" fo:border-bottom="none"/>
    </style:style>
    <style:style style:name="Table1.B7_ICT" style:family="table-cell">
      <style:table-cell-properties style:vertical-align="bottom" fo:padding-top="3.5mm" fo:border-left="none" fo:border-right="none" fo:border-top="none" fo:border-bottom="none"/>
    </style:style>
    <style:style style:name="Table1.B9_ICT" style:family="table-cell">
      <style:table-cell-properties style:vertical-align="top" fo:padding="0mm" fo:border-left="none" fo:border-right="none" fo:border-top="none" fo:border-bottom="none"/>
    </style:style>
    <style:style style:name="Table1.B10" style:family="table-cell">
      <style:table-cell-properties style:vertical-align="bottom" fo:padding="0cm" fo:border="none"/>
    </style:style>
    <style:style style:name="Table1.B10_ICT" style:family="table-cell">
      <!-- style:table-cell-properties style:vertical-align="top" fo:background-color="transparent" fo:padding-top="1.5mm" fo:padding-bottom="4.5mm" fo:border-left="none" fo:border-right="none" fo:border-top="none" fo:border-bottom="none" -->
      <style:table-cell-properties style:vertical-align="middle" fo:padding-top="0cm" fo:padding-bottom="0.2cm" fo:border="none"/>
    </style:style>
    <style:style style:name="Table1.11" style:family="table-row">
      <style:table-row-properties style:min-row-height="0.7cm" style:keep-together="true" fo:keep-together="auto"/>
    </style:style>
    <style:style style:name="EuropassCV_5f_CommunicationSkills" style:display-name="EuropassCV_CommunicationSkills" style:family="table">
      <style:table-properties style:width="18.302cm" fo:margin-top="0.15cm" fo:margin-bottom="0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municationSkills.2" style:display-name="EuropassCV_CommunicationSkills.2" style:family="table-row">
      <style:table-row-properties style:min-row-height="0.6cm" style:keep-together="true" fo:keep-together="auto"/>
    </style:style>
    <style:style style:name="EuropassCV_5f_CommunicationSkills.B2" style:display-name="EuropassCV_CommunicationSkills.B2" style:family="table-cell">
      <style:table-cell-properties style:vertical-align="bottom" fo:padding="0cm" fo:border="none"/>
    </style:style>
    <style:style style:name="EuropassCV_5f_OrganisationalSkills" style:display-name="EuropassCV_OrganisationalSkills" style:family="table">
      <style:table-properties style:width="18.302cm" fo:margin-top="0.15cm" fo:margin-bottom="0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OrganisationalSkills.2" style:display-name="EuropassCV_OrganisationalSkills.2" style:family="table-row">
      <style:table-row-properties style:min-row-height="0.6cm" style:keep-together="true" fo:keep-together="auto"/>
    </style:style>
    <style:style style:name="EuropassCV_5f_OrganisationalSkills.B2" style:display-name="EuropassCV_OrganisationalSkills.B2" style:family="table-cell">
      <style:table-cell-properties style:vertical-align="bottom" fo:padding="0cm" fo:border="none"/>
    </style:style>
    <style:style style:name="EuropassCV_5f_JobRelatedSkills" style:display-name="EuropassCV_JobRelatedSkills" style:family="table">
      <style:table-properties style:width="18.302cm" fo:margin-top="0.15cm" fo:margin-bottom="0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JobRelatedSkills.2" style:display-name="EuropassCV_JobRelatedSkills.2" style:family="table-row">
      <style:table-row-properties style:min-row-height="0.6cm" style:keep-together="true" fo:keep-together="auto"/>
    </style:style>
    <style:style style:name="EuropassCV_5f_JobRelatedSkills.B2" style:display-name="EuropassCV_JobRelatedSkills.B2" style:family="table-cell">
      <style:table-cell-properties style:vertical-align="bottom"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true" fo:keep-together="auto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ComputerSkills.2" style:display-name="EuropassCV_ComputerSkills.2" style:family="table-row">
      <style:table-row-properties style:min-row-height="0.6cm" style:keep-together="true" fo:keep-together="auto"/>
    </style:style>
    <style:style style:name="EuropassCV_5f_ComputerSkills.B2" style:display-name="EuropassCV_ComputerSkills.B2" style:family="table-cell">
      <style:table-cell-properties style:vertical-align="bottom" fo:padding="0cm" fo:border="none"/>
    </style:style>
    <style:style style:name="Table6" style:family="table">
      <style:table-properties style:width="18.302cm" fo:margin-top="0.15cm" fo:margin-bottom="0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6cm" style:keep-together="true" fo:keep-together="auto"/>
    </style:style>
    <style:style style:name="Table6.B2" style:family="table-cell">
      <style:table-cell-properties style:vertical-align="bottom" fo:padding="0cm" fo:border="none"/>
    </style:style>
    <style:style style:name="EuropassCV_5f_DrivingLicence" style:display-name="EuropassCV_DrivingLicence" style:family="table">
      <style:table-properties style:width="18.302cm" fo:margin-top="0.15cm" fo:margin-bottom="0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DrivingLicence.2" style:display-name="EuropassCV_DrivingLicence.2" style:family="table-row">
      <style:table-row-properties style:min-row-height="0.6cm" style:keep-together="true" fo:keep-together="auto"/>
    </style:style>
    <style:style style:name="EuropassCV_5f_DrivingLicence.B2" style:display-name="EuropassCV_DrivingLicence.B2" style:family="table-cell">
      <style:table-cell-properties style:vertical-align="bottom" fo:padding="0cm" fo:border="none"/>
    </style:style>
    <style:style style:name="EuropassCV_5f_AdditionalInformation" style:display-name="EuropassCV_AdditionalInformation" style:family="table">
      <style:table-properties style:width="18.3cm" fo:margin-top="0.15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15cm" fo:margin-bottom="0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EuropassCV_5f_Publications.2" style:display-name="EuropassCV_Publications.2" style:family="table-row">
      <style:table-row-properties style:min-row-height="0.6cm" style:keep-together="true" fo:keep-together="auto"/>
    </style:style>
    <style:style style:name="EuropassCV_5f_Publications.B2" style:display-name="EuropassCV_Publications.B2" style:family="table-cell">
      <style:table-cell-properties style:vertical-align="bottom" fo:padding="0cm" fo:border="none"/>
    </style:style>
    <style:style style:name="EuropassCV_5f_Projects" style:display-name="EuropassCV_Projects" style:family="table">
      <style:table-properties style:width="18.302cm" fo:margin-top="0.011cm" fo:margin-bottom="0.3cm" table:align="margins"/>
    </style:style>
    <style:style style:name="EuropassCV_5f_Projects.A" style:display-name="EuropassCV_Projects.A" style:family="table-column">
      <style:table-column-properties style:column-width="5.001cm" style:rel-column-width="17905*"/>
    </style:style>
    <style:style style:name="EuropassCV_5f_Projects.B" style:display-name="EuropassCV_Projects.B" style:family="table-column">
      <style:table-column-properties style:column-width="13.301cm" style:rel-column-width="47630*"/>
    </style:style>
    <style:style style:name="EuropassCV_5f_Projects.1" style:display-name="EuropassCV_Projects.1" style:family="table-row">
      <style:table-row-properties style:min-row-height="0.3cm" style:keep-together="true" fo:keep-together="auto"/>
    </style:style>
    <style:style style:name="EuropassCV_5f_Projects.A1" style:display-name="EuropassCV_Projects.A1" style:family="table-cell">
      <style:table-cell-properties fo:padding="0cm" fo:border="none"/>
    </style:style>
    <style:style style:name="EuropassCV_5f_Projects.2" style:display-name="EuropassCV_Projects.2" style:family="table-row">
      <style:table-row-properties style:min-row-height="0.6cm" style:keep-together="true" fo:keep-together="auto"/>
    </style:style>
    <style:style style:name="EuropassCV_5f_Projects.B2" style:display-name="EuropassCV_Projects.B2" style:family="table-cell">
      <style:table-cell-properties style:vertical-align="bottom" fo:padding="0cm" fo:border="none"/>
    </style:style>
    <style:style style:name="Table2" style:family="table">
      <style:table-properties style:width="18.3cm" fo:margin-top="0.15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15cm" fo:margin-bottom="0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P1" style:family="paragraph" style:parent-style-name="_5f_ECV_5f_First_5f_Page_5f_Paragraph">
      <style:paragraph-properties fo:margin-top="0.58cm" fo:margin-bottom="0cm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Pages_5f_Paragraph">
      <style:paragraph-properties fo:margin-top="0.27cm" fo:margin-bottom="0.4cm"/>
    </style:style>
    <style:style style:name="P4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RelatedDocumentRow">
      <style:paragraph-properties fo:text-align="end" style:justify-single-word="false"/>
      <style:text-properties fo:color="#1593cb" fo:font-size="9pt" style:font-size-asian="9pt" style:font-size-complex="9pt"/>
    </style:style>
    <style:style style:name="P6" style:family="paragraph" style:parent-style-name="_5f_ECV_5f_RelatedDocumentRow">
      <style:paragraph-properties fo:margin-top="0cm" fo:margin-bottom="0cm" fo:text-align="end" style:justify-single-word="false" style:shadow="none"/>
      <style:text-properties fo:color="#1593cb" style:font-name="Arial1" fo:font-size="9pt" fo:letter-spacing="-0.011cm" style:font-size-asian="9pt" style:font-size-complex="9pt"/>
    </style:style>
    <style:style style:name="P7" style:family="paragraph" style:parent-style-name="_5f_ESP_5f_Heading">
      <style:paragraph-properties fo:margin-left="0cm" fo:margin-right="0.3cm" fo:margin-top="0cm" fo:margin-bottom="0.499cm" fo:text-indent="0cm" style:auto-text-indent="false"/>
    </style:style>
    <style:style style:name="P8" style:family="paragraph" style:parent-style-name="_5f_ECV_5f_LeftHeading">
      <style:text-properties fo:font-variant="normal" fo:text-transform="none"/>
    </style:style>
    <style:style style:name="P9" style:family="paragraph" style:parent-style-name="_5f_ECV_5f_LanguageHeading">
      <style:text-properties fo:font-variant="normal" fo:text-transform="none"/>
    </style:style>
    <style:style style:name="P10" style:family="paragraph" style:parent-style-name="_5f_ECV_5f_LanguageLevel">
      <style:text-properties fo:font-variant="normal" fo:text-transform="none"/>
    </style:style>
    <style:style style:name="P11" style:family="paragraph" style:parent-style-name="_5f_ECV_5f_PersonalInfoHeading">
      <style:text-properties fo:font-variant="normal" fo:text-transform="none"/>
    </style:style>
    <style:style style:name="P12_PERSONAL_STATEMENT" style:family="paragraph" style:parent-style-name="_5f_ECV_5f_OccupationalFieldHeadingPersonal">
      <style:text-properties fo:font-variant="small-caps" fo:text-transform="underline"/>
    </style:style>
    <style:style style:name="P12" style:family="paragraph" style:parent-style-name="_5f_ECV_5f_OccupationalFieldHeading">
      <style:text-properties fo:font-variant="small-caps" fo:text-transform="underline"/>
    </style:style>
    <style:style style:name="P13" style:family="paragraph" style:parent-style-name="europass_5f_bulleted_5f_list" style:list-style-name="europass_5f_bulleted_5f_list"/>
    <style:style style:name="P14" style:family="paragraph" style:parent-style-name="_5f_ESP_5f_Heading" style:master-page-name="_5f_ESP_5f_Pages">
      <style:paragraph-properties fo:margin-left="0cm" fo:margin-right="0.3cm" fo:margin-top="0cm" fo:margin-bottom="0.6cm" fo:text-indent="0cm" style:auto-text-indent="false" style:page-number="auto"/>
    </style:style>
    <style:style style:name="P_Final_EMPTY" style:family="paragraph" style:parent-style-name="_5f_ECV_5f_RelatedDocumentRow">
      <style:paragraph-properties fo:margin-top="0cm" fo:margin-bottom="0cm"/>
      <style:text-properties style:font-name="Arial1" fo:font-size="2pt" style:font-size-asian="2pt" style:font-size-complex="2pt"/>
    </style:style>
    <!--ECL-->
    <style:style style:name="PB_CL" style:family="paragraph" style:parent-style-name="Standard" style:master-page-name="_5f_CL_5f_PageStyle">
      <style:text-properties fo:font-size="1pt" style:font-size-asian="1pt" style:font-size-complex="1pt"/>
    </style:style>
    <style:style style:name="PB_CV" style:family="paragraph" style:parent-style-name="Standard" style:master-page-name="_5f_ECV_5f_First_5f_Page_5f_After_5f_ECL">
      <style:text-properties fo:font-size="1pt" style:font-size-asian="1pt" style:font-size-complex="1pt"/>
    </style:style>
    <!--ELP-->
    <style:style style:name="PB_LP" style:family="paragraph" style:parent-style-name="Standard" style:master-page-name="_5f_ELP_5f_First_5f_Page_5f_After_5f_ECV">
      <style:text-properties fo:font-size="1pt" style:font-size-asian="1pt" style:font-size-complex="1pt"/>
    </style:style>
    <!--User defined page break-->
    <style:style style:name="PB_MANUAL" style:family="paragraph" style:parent-style-name="Standard" style:master-page-name="_5f_ECV_5f_Next_5f_Pages">
      <style:text-properties fo:font-size="1pt" style:font-size-asian="1pt" style:font-size-complex="1pt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9pt" style:font-name-asian="ArialMT" style:font-size-asian="9pt" style:font-name-complex="ArialMT" style:font-size-complex="9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text-transform="uppercase" style:font-name="Arial" fo:font-size="10pt" style:font-size-asian="10pt" style:font-size-complex="10pt"/>
    </style:style>
    <style:style style:name="T10" style:family="text">
      <style:text-properties fo:color="#0033ff" style:font-name="Arial1" fo:font-size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size="9pt" style:font-name-asian="ArialMT" style:font-size-asian="9pt" style:font-name-complex="ArialMT" style:font-size-complex="9pt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font-name="Arial1" fo:font-size="9pt"/>
    </style:style>
    <style:style style:name="T15" style:family="text">
      <style:text-properties fo:color="#3f3a3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bottom="0.1cm" fo:margin-right="0.07cm" style:vertical-pos="bottom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">PERSONAL INFORMATION</text:p>
          </table:table-cell>
          <table:table-cell table:style-name="EuropassCVPersonalInformation.A1" office:value-type="string">
            <text:p text:style-name="_5f_ECV_5f_NameField">Adrian <text:span text:style-name="T6">Gherman </text:span>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_5f_ECV_5f_LeftHeading">
<draw:frame draw:style-name="fr2" draw:name="graphics6" text:anchor-type="as-char" svg:width="2.513541cm" svg:height="2.910416cm" draw:z-index="9">
<draw:image xlink:href="Pictures/photo" xlink:type="simple" xlink:show="embed" xlink:actuate="onLoad"/>
<svg:title>Personal photo</svg:title>
</draw:frame>
</text:p>
          </table:table-cell>
          <table:table-cell table:style-name="EuropassCVPersonalInformation.B3" office:value-type="string">
            <text:p text:style-name="_5f_ECV_5f_ContactDetails">
<draw:frame draw:style-name="fr3" draw:name="graphics15" text:anchor-type="char" svg:x="0cm" svg:y="0cm" svg:width="0.346cm" svg:height="0.4cm" draw:z-index="0">
<draw:image xlink:href="Pictures/icon-location.png" xlink:type="simple" xlink:show="embed" xlink:actuate="onLoad"/>
<svg:title>Location icon</svg:title>
</draw:frame>Liviu Damian 52, 2059 Chisinau (Moldova)
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
<draw:frame draw:style-name="fr3" draw:name="graphics17" text:anchor-type="char" svg:x="0cm" svg:y="0cm" svg:width="0.351cm" svg:height="0.36cm" draw:z-index="11">
<draw:image xlink:href="Pictures/icon-telephone.png" xlink:type="simple" xlink:show="embed" xlink:actuate="onLoad"/>
<svg:title>Telephone icon</svg:title>
</draw:frame><text:span text:style-name="_5f_ECV_5f_ContactDetails"><text:span text:style-name="T14">+373 785 537 08</text:span></text:span>
<text:s text:c="3"/>
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
<draw:frame draw:style-name="fr3" draw:name="graphics5" text:anchor-type="char" svg:x="0cm" svg:y="0cm" svg:width="0.353cm" svg:height="0.402cm" draw:z-index="4">
<draw:image xlink:href="Pictures/icon-envelope.png" xlink:type="simple" xlink:show="embed" xlink:actuate="onLoad"/>
<svg:title>Email icon</svg:title>
</draw:frame>adrian.gherman1@gmail.com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draw:frame draw:style-name="fr3" draw:name="graphics7" text:anchor-type="char" svg:x="0cm" svg:y="0cm" svg:width="0.349cm" svg:height="0.356cm" draw:z-index="1">
<draw:image xlink:href="Pictures/icon-website.png" xlink:type="simple" xlink:show="embed" xlink:actuate="onLoad"/>
<svg:title>Website icon</svg:title>
</draw:frame><text:a xmlns:xlink="http://www.w3.org/1999/xlink" text:style-name="Internet_20_link" xlink:type="simple" xlink:show="new" xlink:href="https://www.facebook.com/adrian.gherman1997">https://www.facebook.com/adrian.gherman1997</text:a> 
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
<text:span text:style-name="_5f_ECV_5f_HeadingContactDetails">Sex</text:span>
<text:span text:style-name="_5f_ECV_5f_ContactDetails"> Male </text:span>
<text:span text:style-name="_5f_ECV_5f_HeadingContactDetails">
	| 
	Date of birth
</text:span>
<text:span text:style-name="_5f_ECV_5f_ContactDetails"> 16 Sep 1997 </text:span>
<text:span text:style-name="_5f_ECV_5f_HeadingContactDetails">
	| 
	Nationality  
</text:span>
<text:span text:style-name="_5f_ECV_5f_ContactDetails">Moldovan</text:span>
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2">POSITION</text:p>
          </table:table-cell>
          <table:table-cell table:style-name="EuropassCV_5f_OccupationalField.A1" office:value-type="string">
            <text:p text:style-name="_5f_ECV_5f_NameField">DEV</text:p>
          </table:table-cell>
        </table:table-row>
      </table:table>
      <!-- CASE 1: work experience goes first and education second --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">WORK EXPERIENCE</text:p>
          </table:table-cell>
          <table:table-cell table:style-name="EuropassCV_5f_WorkExperienceTitle.B1" office:value-type="string">
            <text:p text:style-name="_5f_ECV_5f_BlueBox">
<draw:frame draw:style-name="fr7" draw:name="graphics2" text:anchor-type="as-char" svg:width="13.3cm" svg:height="0.25cm" draw:z-index="13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1 Nov 2016–1 Oct 2017</text:p>
          </table:table-cell>
          <table:table-cell table:style-name="EuropassCV_5f_WorkExperience_5f_1.A1" office:value-type="string">
            <text:p text:style-name="_5f_ECV_5f_SubSectionHeading">Turists attendan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Panda Tur, Chisinau (Moldova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ns:text="urn:oasis:names:tc:opendocument:xmlns:text:1.0" text:style-name="europass_5f_bulleted_5f_list">
              <text:list-item>
                <text:p text:style-name="europass_5f_bulleted_5f_list"><text:span>Evaluate services received on the tour and report the problems to the administration.</text:span></text:p>
              </text:list-item>
              <text:list-item>
                <text:p text:style-name="europass_5f_bulleted_5f_list"><text:span>Lead individuals or groups to tour locations and describe points of interest.</text:span></text:p>
              </text:list-item>
              <text:list-item>
                <text:p text:style-name="europass_5f_bulleted_5f_list"><text:span>Solve worker problems or collaborate with employees to assist in the problem resolution.</text:span></text:p>
              </text:list-item>
              <text:list-item>
                <text:p text:style-name="europass_5f_bulleted_5f_list"><text:span>Maintain or verify records of time, materials.</text:span></text:p>
              </text:list-item>
            </text:list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1 Jun 2016–1 Oct 2018</text:p>
          </table:table-cell>
          <table:table-cell table:style-name="EuropassCV_5f_WorkExperience_5f_1.A1" office:value-type="string">
            <text:p text:style-name="_5f_ECV_5f_SubSectionHeading">Volunteer coordinato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Liga Nationala a Tineretului din Republica Moldova, Chisinau (Moldova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ns:text="urn:oasis:names:tc:opendocument:xmlns:text:1.0" text:style-name="europass_5f_bulleted_5f_list">
              <text:list-item>
                <text:p text:style-name="europass_5f_bulleted_5f_list"><text:span>Observe the work of volunteers to evaluate their performance and to recommend changes that could strengthen coordinating skills.</text:span></text:p>
              </text:list-item>
              <text:list-item>
                <text:p text:style-name="europass_5f_bulleted_5f_list"><text:span>Research, evaluate and prepare projects for community, instructional methods and material for projects.</text:span></text:p>
              </text:list-item>
              <text:list-item>
                <text:p text:style-name="europass_5f_bulleted_5f_list"><text:span>Team coordination, organization of team trainings.</text:span></text:p>
              </text:list-item>
            </text:list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1 Oct 2018–Present</text:p>
          </table:table-cell>
          <table:table-cell table:style-name="EuropassCV_5f_WorkExperience_5f_1.A1" office:value-type="string">
            <text:p text:style-name="_5f_ECV_5f_SubSectionHeading">Cashi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SRL AVIX ART GROUP (Planeta Clounella), Chisinau (Moldova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ns:text="urn:oasis:names:tc:opendocument:xmlns:text:1.0" text:style-name="europass_5f_bulleted_5f_list">
              <text:list-item>
                <text:p text:style-name="europass_5f_bulleted_5f_list"><text:span>Receive payment by cash, cheque, credit cards, vouchers.</text:span></text:p>
              </text:list-item>
              <text:list-item>
                <text:p text:style-name="europass_5f_bulleted_5f_list"><text:span>Issue receipts, refunds, credits or change to customers.</text:span></text:p>
              </text:list-item>
              <text:list-item>
                <text:p text:style-name="europass_5f_bulleted_5f_list"><text:span>Count money in cash drawers at the beginning of shifts to ensure that amounts are correct.</text:span></text:p>
              </text:list-item>
            </text:list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24 May 2019–30 Aug 2019</text:p>
          </table:table-cell>
          <table:table-cell table:style-name="EuropassCV_5f_WorkExperience_5f_1.A1" office:value-type="string">
            <text:p text:style-name="_5f_ECV_5f_SubSectionHeading">Traine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Pentalog CHI, Chisinau (Moldova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ns:text="urn:oasis:names:tc:opendocument:xmlns:text:1.0" text:style-name="europass_5f_bulleted_5f_list">
              <text:list-item>
                <text:p text:style-name="europass_5f_bulleted_5f_list"><text:span>Organization of teamwork, with agile methodology, establishing tasks for each sprint, and making daily scrum (Stand-up meeting).</text:span></text:p>
              </text:list-item>
              <text:list-item>
                <text:p text:style-name="europass_5f_bulleted_5f_list"><text:span>Using GIT for better coding experience.</text:span></text:p>
              </text:list-item>
              <text:list-item>
                <text:p text:style-name="europass_5f_bulleted_5f_list"><text:span>Make user interface using Vue-js, Vue-Bootstrap, CSS, Javascript, HTML, AXIOS.</text:span></text:p>
              </text:list-item>
              <text:list-item>
                <text:p text:style-name="europass_5f_bulleted_5f_list"><text:span>Make web pages responsive with Vue-Bootstrap.</text:span></text:p>
              </text:list-item>
              <text:list-item>
                <text:p text:style-name="europass_5f_bulleted_5f_list"><text:span>Connect UI with Back-end using Axios</text:span></text:p>
              </text:list-item>
            </text:list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">EDUCATION AND TRAINING</text:p>
          </table:table-cell>
          <table:table-cell table:style-name="EuropassCV_5f_Education_26_TrainingTitle.B1" office:value-type="string">
            <text:p text:style-name="_5f_ECV_5f_BlueBox">
<draw:frame draw:style-name="fr8" draw:name="graphics10" text:anchor-type="as-char" svg:width="13.3cm" svg:height="0.25cm" draw:z-index="14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1 Sep 2017–Present</text:p>
          </table:table-cell>
          <table:table-cell table:style-name="EuropassCV_5f_Education_26_Training_5f_1.A1" office:value-type="string">
            <text:p text:style-name="_5f_ECV_5f_SubSectionHeading">IT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The Technical University of Moldova, Chisinau (Moldova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ns:text="urn:oasis:names:tc:opendocument:xmlns:text:1.0" text:style-name="europass_5f_bulleted_5f_list">
              <text:list-item>
                <text:p text:style-name="europass_5f_bulleted_5f_list"><text:span>Participated to Petit Festival des Sciences en Français 1-st and 2-nd  editions.</text:span></text:p>
              </text:list-item>
              <text:list-item>
                <text:p text:style-name="europass_5f_bulleted_5f_list"><text:span>Participated to internship in Pentalog CHI  company.</text:span></text:p>
              </text:list-item>
            </text:list>
          </table:table-cell>
          <table:covered-table-cell/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1 Sep 2013–30 Jun 2017</text:p>
          </table:table-cell>
          <table:table-cell table:style-name="EuropassCV_5f_Education_26_Training_5f_1.A1" office:value-type="string">
            <text:p text:style-name="_5f_ECV_5f_SubSectionHeading">Tourism and hotel services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National College of Commerce, Academy of Economic Studies, Chisinau (Moldova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ns:text="urn:oasis:names:tc:opendocument:xmlns:text:1.0" text:style-name="europass_5f_bulleted_5f_list">
              <text:list-item>
                <text:p text:style-name="europass_5f_bulleted_5f_list"><text:span>Trainee at PandaTur, volunteer at LNTM.</text:span></text:p>
              </text:list-item>
              <text:list-item>
                <text:p text:style-name="europass_5f_bulleted_5f_list"><text:span>Graduated in top 30% of class.</text:span></text:p>
              </text:list-item>
            </text:list>
          </table:table-cell>
          <table:covered-table-cell/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1 Sep 2004–30 Jun 2013</text:p>
          </table:table-cell>
          <table:table-cell table:style-name="EuropassCV_5f_Education_26_Training_5f_1.A1" office:value-type="string">
            <text:p text:style-name="_5f_ECV_5f_SubSectionHeading">Student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Liceul Teoretic. "Gheorghe Vrabie", Fălești District, Călinești (Chisinau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ns:text="urn:oasis:names:tc:opendocument:xmlns:text:1.0" text:style-name="europass_5f_bulleted_5f_list">
              <text:list-item>
                <text:p text:style-name="europass_5f_bulleted_5f_list"><text:span>Graduated in top 10% of class.</text:span></text:p>
              </text:list-item>
            </text:list>
          </table:table-cell>
          <table:covered-table-cell/>
        </table:table-row>
      </table:table>
      <!-- CASE 2: education goes first and work experience goes second --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">PERSONAL SKILLS</text:p>
          </table:table-cell>
          <table:table-cell table:style-name="EuropassCV_5f_PersonalSkillsTitle.B1" office:value-type="string">
            <text:p text:style-name="_5f_ECV_5f_BlueBox">
<draw:frame draw:style-name="fr8" draw:name="graphics11" text:anchor-type="as-char" svg:width="13.3cm" svg:height="0.25cm" draw:z-index="15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europass_5f_SectionDetails">Romanian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Foreign language(s)</text:p>
          </table:table-cell>
          <table:table-cell table:style-name="Table1.B3" table:number-columns-spanned="2" office:value-type="string">
            <text:p text:style-name="P9">UNDERSTANDING</text:p>
          </table:table-cell>
          <table:covered-table-cell/>
          <table:table-cell table:style-name="Table1.D3" table:number-columns-spanned="2" office:value-type="string">
            <text:p text:style-name="P9">SPEAKING</text:p>
          </table:table-cell>
          <table:covered-table-cell/>
          <table:table-cell table:style-name="Table1.D3" office:value-type="string">
            <text:p text:style-name="P9">WRITING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</text:p>
          </table:table-cell>
          <table:table-cell table:style-name="Table1.C4" office:value-type="string">
            <text:p text:style-name="_5f_ECV_5f_LanguageSubHeading">Reading</text:p>
          </table:table-cell>
          <table:table-cell table:style-name="Table1.C4" office:value-type="string">
            <text:p text:style-name="_5f_ECV_5f_LanguageSubHeading">Spoken interaction</text:p>
          </table:table-cell>
          <table:table-cell table:style-name="Table1.C4" office:value-type="string">
            <text:p text:style-name="_5f_ECV_5f_LanguageSubHeading">Spoken production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_5f_ECV_5f_LanguageName">


Russian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B2</text:p>
          </table:table-cell>
        </table:table-row>
        <table:table-row table:style-name="Table1.5">
          <table:table-cell table:style-name="Table1.A5" office:value-type="string">
            <text:p text:style-name="_5f_ECV_5f_LanguageName">


French</text:p>
          </table:table-cell>
          <table:table-cell table:style-name="Table1.B5" office:value-type="string">
            <text:p text:style-name="P10">A2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A2</text:p>
          </table:table-cell>
          <table:table-cell table:style-name="Table1.B5" office:value-type="string">
            <text:p text:style-name="P10">A2</text:p>
          </table:table-cell>
          <table:table-cell table:style-name="Table1.B5" office:value-type="string">
            <text:p text:style-name="P10">A2</text:p>
          </table:table-cell>
        </table:table-row>
        <table:table-row table:style-name="Table1.5">
          <table:table-cell table:style-name="Table1.A5" office:value-type="string">
            <text:p text:style-name="_5f_ECV_5f_LanguageName">


English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1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" table:number-columns-spanned="5" office:value-type="string">
            <text:p text:style-name="_5f_ECV_5f_LanguageExplanation">Levels: A1 and A2: Basic user  -  B1 and B2: Independent user  -  C1 and C2: Proficient user</text:p>
            <text:p text:style-name="_5f_ECV_5f_LanguageExplanation">
<text:a xlink:type="simple" xlink:href="http://europass.cedefop.europa.eu/en/resources/european-language-levels-cefr">Common European Framework of Reference for Languages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table:number-rows-spanned="2" office:value-type="string">
            <text:p text:style-name="_5f_ECV_5f_LeftDetails">

Communication skills</text:p>
          </table:table-cell>
          <table:table-cell table:style-name="EuropassCV_5f_CommunicationSkills.A1" office:value-type="string">
            <text:list xmlns:text="urn:oasis:names:tc:opendocument:xmlns:text:1.0" text:style-name="europass_5f_bulleted_5f_list">
              <text:list-item>
                <text:p text:style-name="europass_5f_bulleted_5f_list"><text:span> Good communication skills gained through my experience as volunteer coordinator and through participation to  conferences at university, and at internship.</text:span></text:p>
              </text:list-item>
              <text:list-item>
                <text:p text:style-name="europass_5f_bulleted_5f_list"><text:span>Excellent contact skills gained at internship as a trainee, and at my job as a cashier to children's spectacles</text:span></text:p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table:number-rows-spanned="2" office:value-type="string">
            <text:p text:style-name="_5f_ECV_5f_LeftDetails">

Organisational / managerial skills</text:p>
          </table:table-cell>
          <table:table-cell table:style-name="EuropassCV_5f_OrganisationalSkills.A1" office:value-type="string">
            <text:list xmlns:text="urn:oasis:names:tc:opendocument:xmlns:text:1.0" text:style-name="europass_5f_bulleted_5f_list">
              <text:list-item>
                <text:p text:style-name="europass_5f_bulleted_5f_list"><text:span>Leadership (i was responsible for a team of 30 volunteers)</text:span></text:p>
              </text:list-item>
              <text:list-item>
                <text:p text:style-name="europass_5f_bulleted_5f_list"><text:span>Good organisational skills gained as trainee at IT company, working with Agile methodology.</text:span></text:p>
              </text:list-item>
              <text:list-item>
                <text:p text:style-name="europass_5f_bulleted_5f_list"><text:span>good team leading gained as participating as organiser to Tourism Festival 1-st edition and as volunteer at Ia-Mania festival.</text:span></text:p>
              </text:list-item>
            </text:list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table:number-rows-spanned="2" office:value-type="string">
            <text:p text:style-name="_5f_ECV_5f_LeftDetails">

Job-related skills</text:p>
          </table:table-cell>
          <table:table-cell table:style-name="EuropassCV_5f_JobRelatedSkills.A1" office:value-type="string">
            <text:list xmlns:text="urn:oasis:names:tc:opendocument:xmlns:text:1.0" text:style-name="europass_5f_bulleted_5f_list">
              <text:list-item>
                <text:p text:style-name="europass_5f_bulleted_5f_list"><text:span>Agile methodology,</text:span><text:span text:style-name="europass_5f_Text_5f_Italics"> in the process of internship, we </text:span><text:span>daily participate in the stand-up, and we were making planings weekly.</text:span></text:p>
              </text:list-item>
              <text:list-item>
                <text:p text:style-name="europass_5f_bulleted_5f_list"><text:span>Beginner front-end developer, i can use GIT for better coding experience, make user interface using Vue-js, Vue-Bootstrap, CSS, Javascript, HTML, AXIOS.</text:span></text:p>
              </text:list-item>
            </text:list>
          </table:table-cell>
        </table:table-row>
      </table:table>
      <text:p text:style-name="_5f_ECV_5f_Text"/>
      <table:table table:name="EuropassCV_ComputerSkills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2">
          <table:table-cell table:style-name="Table1.A1" table:number-rows-spanned="2" office:value-type="string">
            <text:p text:style-name="_5f_ECV_5f_LeftDetails">

Digital skills</text:p>
          </table:table-cell>
          <table:table-cell table:style-name="Table1.B3" table:number-columns-spanned="5" office:value-type="string">
            <text:p text:style-name="P9">SELF-ASSESSMENT</text:p>
          </table:table-cell>
        </table:table-row>
        <table:table-row table:style-name="Table1.2_ICT">
          <table:covered-table-cell/>
          <table:table-cell table:style-name="Table1.B4_ICT" office:value-type="string">
            <text:p text:style-name="_5f_ECV_5f_LanguageSubHeading">Information processing</text:p>
          </table:table-cell>
          <table:table-cell table:style-name="Table1.C4_ICT" office:value-type="string">
            <text:p text:style-name="_5f_ECV_5f_LanguageSubHeading">Communication</text:p>
          </table:table-cell>
          <table:table-cell table:style-name="Table1.C4_ICT" office:value-type="string">
            <text:p text:style-name="_5f_ECV_5f_LanguageSubHeading">Content creation</text:p>
          </table:table-cell>
          <table:table-cell table:style-name="Table1.C4_ICT" office:value-type="string">
            <text:p text:style-name="_5f_ECV_5f_LanguageSubHeading">Safety</text:p>
          </table:table-cell>
          <table:table-cell table:style-name="Table1.C4_ICT" office:value-type="string">
            <text:p text:style-name="_5f_ECV_5f_LanguageSubHeading">Problem-solving</text:p>
          </table:table-cell>
        </table:table-row>
        <table:table-row table:style-name="Table1.5">
          <table:table-cell table:style-name="Table1.A5" office:value-type="string">
</table:table-cell>
          <table:table-cell table:style-name="Table1.B5_ICT" office:value-type="string">
            <text:p text:style-name="P10">Proficient user</text:p>
          </table:table-cell>
          <table:table-cell table:style-name="Table1.C5_ICT" office:value-type="string">
            <text:p text:style-name="P10">Proficient user</text:p>
          </table:table-cell>
          <table:table-cell table:style-name="Table1.C5_ICT" office:value-type="string">
            <text:p text:style-name="P10">Proficient user</text:p>
          </table:table-cell>
          <table:table-cell table:style-name="Table1.C5_ICT" office:value-type="string">
            <text:p text:style-name="P10">Independent user</text:p>
          </table:table-cell>
          <table:table-cell table:style-name="Table1.C5_ICT" office:value-type="string">
            <text:p text:style-name="P10">Independent user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_ICT" table:number-columns-spanned="5" office:value-type="string">
            <text:p text:style-name="_5f_ECV_5f_LanguageExplanation">

<text:a xlink:type="simple" xlink:href="http://europass.cedefop.europa.eu/en/resources/digital-competences">Digital skills - Self-assessment grid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table:number-rows-spanned="2" office:value-type="string">
            <text:p text:style-name="_5f_ECV_5f_LeftDetails">

Driving licence</text:p>
          </table:table-cell>
          <table:table-cell table:style-name="EuropassCV_5f_DrivingLicence.A1" office:value-type="string">
            <text:p text:style-name="europass_5f_SectionDetails">B</text:p>
          </table:table-cell>
        </table:table-row>
      </table:table>
      <!-- Empty paragraph to finish CV -->
      <text:p text:style-name="P_Final_EMPTY"/>
      <!-- ELP pages follow next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First_5f_Page_5f_Paragraph" style:display-name="_ECV_First_Page_Paragraph" style:family="paragraph" style:parent-style-name="_5f_ECV_5f_RightHeading" style:class="extra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10pt" fo:letter-spacing="-0.011cm" style:font-name-asian="ArialMT" style:font-size-asian="10pt" style:font-name-complex="ArialMT" style:font-size-complex="10pt"/>
    </style:style>
    <style:style style:name="europass_5f_SectionDetails" style:display-name="Europass_SectionDetails" style:family="paragraph" style:parent-style-name="Standard" style:default-outline-level="" style:list-style-name="">
      <style:paragraph-properties fo:margin-top="0.49mm" fo:margin-bottom="0.99m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11mm"/>
    </style:style>
    <style:style style:name="_5f_ECV_5f_PersonalStatement" style:display-name="_ECV_PersonalStatement" style:family="paragraph" style:parent-style-name="_5f_ECV_5f_RightColumn" style:class="extra">
      <style:paragraph-properties fo:margin="100%" fo:margin-left="0cm" fo:margin-right="0cm" fo:margin-top="0cm" fo:margin-bottom="0.99m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0pt" fo:letter-spacing="-0.011cm" fo:background-color="transparent" style:font-size-asian="9pt" style:font-size-complex="9pt"/>
    </style:style>
    <style:style style:name="_5f_ECV_5f_SectionBullet" style:display-name="_ECV_SectionBullet" style:family="paragraph" style:parent-style-name="europass_5f_SectionDetails" style:default-outline-level="1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europass_5f_SectionDetails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europass_5f_SectionDetails" style:class="extra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Personal" style:display-name="_ECV_OccupationalFieldHeadingPersonal" style:family="paragraph" style:parent-style-name="_5f_ECV_5f_LeftHeading" style:class="extra">
      <style:paragraph-properties fo:margin-top="0.04cm" fo:margin-bottom="0cm"/>
      <style:text-properties fo:color="#0e4194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Next_5f_Pages_5f_Paragraph" style:display-name="_ECV_Next_Pages_Paragraph" style:family="paragraph" style:parent-style-name="_5f_ECV_5f_First_5f_Page_5f_Paragraph" style:class="extra">
      <style:paragraph-properties fo:margin-top="0.27cm" fo:margin-bottom="0cm" fo:text-align="end" style:justify-single-word="false" style:vertical-align="auto">
        <style:tab-stops>
          <style:tab-stop style:position="4.95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Pages_5f_Paragraph" style:display-name="_ESP_Pages_Paragraph" style:family="paragraph" style:parent-style-name="_5f_ECV_5f_Next_5f_Pages_5f_Paragraph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europass_5f_Text_5f_Subscript" style:display-name="Europass_Text_Subscript" style:family="text" style:parent-style-name="europass_5f_SectionDetails">
      <style:text-properties style:text-position="sub 58%"/>
    </style:style>
    <style:style style:name="europass_5f_Text_5f_Superscript" style:display-name="Europass_Text_Superscript" style:family="text" style:parent-style-name="europass_5f_SectionDetails">
      <style:text-properties style:text-position="super 58%"/>
    </style:style>
    <style:style style:name="europass_5f_Text_5f_Bold" style:display-name="Europass_Text_Bold" style:family="text" style:parent-style-name="europass_5f_SectionDetails">
      <style:text-properties style:font-name="Arial" fo:font-weight="bold"/>
    </style:style>
    <style:style style:name="europass_5f_Text_5f_Underline" style:display-name="Europass_Text_Underline" style:family="text" style:parent-style-name="europass_5f_SectionDetails">
      <style:text-properties style:font-name="Arial" style:text-underline-style="solid" style:text-underline-width="auto" style:text-underline-color="font-color"/>
    </style:style>
    <style:style style:name="europass_5f_Text_5f_Italics" style:display-name="Europass_Text_Italics" style:family="text" style:parent-style-name="europass_5f_SectionDetails">
      <style:text-properties style:font-name="Arial" fo:font-style="italic"/>
    </style:style>
    <style:style style:name="europass_5f_Text_5f_Bold_5f_And_5f_Underline" style:display-name="Europass_Text_Bold_And_Underline" style:family="text" style:parent-style-name="europass_5f_SectionDetails">
      <style:text-properties style:font-name="Arial" fo:font-weight="bold" style:text-underline-style="solid" style:text-underline-width="auto" style:text-underline-color="font-color"/>
    </style:style>
    <style:style style:name="europass_5f_Text_5f_Bold_5f_And_5f_Italics" style:display-name="Europass_Text_Bold_And_Italics" style:family="text" style:parent-style-name="europass_5f_SectionDetails">
      <style:text-properties style:font-name="Arial" fo:font-weight="bold" fo:font-style="italic"/>
    </style:style>
    <style:style style:name="europass_5f_Text_5f_Bold_5f_And_5f_Underline_5f_And_5f_Italics" style:display-name="Europass_Text_Bold_And_Underline_And_Italics" style:family="text" style:parent-style-name="europass_5f_SectionDetails">
      <style:text-properties style:font-name="Arial" fo:font-weight="bold" fo:font-style="italic" style:text-underline-style="solid" style:text-underline-width="auto" style:text-underline-color="font-color"/>
    </style:style>
    <style:style style:name="europass_5f_Text_5f_Underline_5f_And_5f_Italics" style:display-name="Europass_Text_Underline_And_Italics" style:family="text" style:parent-style-name="europass_5f_SectionDetails">
      <style:text-properties style:font-name="Arial" fo:font-style="itali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style:style style:name="europass_5f_numbered_5f_list" style:family="paragraph" style:parent-style-name="europass_5f_SectionDetails" style:class="list">
</style:style>
    <style:style style:name="europass_5f_bulleted_5f_list" style:family="paragraph" style:parent-style-name="europass_5f_SectionDetails" style:class="list">
</style:style>
    <style:style style:name="europass_5f_bulleted_5f_list_indent1" style:family="paragraph" style:parent-style-name="europass_5f_SectionDetails" style:class="list">
</style:style>
    <style:style style:name="europass_5f_bulleted_5f_list_indent2" style:family="paragraph" style:parent-style-name="europass_5f_SectionDetails" style:class="list">
</style:style>
    <style:style style:name="europass_5f_bulleted_5f_list_indent3" style:family="paragraph" style:parent-style-name="europass_5f_SectionDetails" style:class="list">
</style:style>
    <!--  Numbered List -->
    <text:list-style style:name="europass_5f_numbered_5f_list" style:display-name="europass_numbered_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</text:list-style>
    <!--  Bulleted List  -->
    <text:list-style style:name="europass_5f_bulleted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fo:font-family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  <style:text-properties fo:font-family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  <style:text-properties fo:font-family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  <style:text-properties fo:font-family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  <style:text-properties fo:font-family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  <style:text-properties fo:font-family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  <style:text-properties fo:font-family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  <style:text-properties fo:font-family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fo:font-family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  <style:text-properties fo:font-family="Segoe UI"/>
      </text:list-level-style-bullet>
    </text:list-style>
    <text:list-style style:name="europass_5f_bulleted_5f_list_indent1" style:display-name="europass_5f_bulleted_5f_list_indent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381cm" fo:text-indent="-0.381cm" fo:margin-left="0.756cm"/>
        </style:list-level-properties>
        <style:text-properties fo:font-family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762cm" fo:text-indent="-0.381cm" fo:margin-left="1.137cm"/>
        </style:list-level-properties>
        <style:text-properties fo:font-family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381cm" fo:margin-left="1.518cm"/>
        </style:list-level-properties>
        <style:text-properties fo:font-family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524cm" fo:text-indent="-0.381cm" fo:margin-left="1.899cm"/>
        </style:list-level-properties>
        <style:text-properties fo:font-family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381cm" fo:margin-left="2.28cm"/>
        </style:list-level-properties>
        <style:text-properties fo:font-family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2.286cm" fo:text-indent="-0.381cm" fo:margin-left="2.661cm"/>
        </style:list-level-properties>
        <style:text-properties fo:font-family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381cm" fo:margin-left="3.042cm"/>
        </style:list-level-properties>
        <style:text-properties fo:font-family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3.048cm" fo:text-indent="-0.381cm" fo:margin-left="3.423cm"/>
        </style:list-level-properties>
        <style:text-properties fo:font-family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381cm" fo:margin-left="3.804cm"/>
        </style:list-level-properties>
        <style:text-properties fo:font-family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3.81cm" fo:text-indent="-0.381cm" fo:margin-left="4.185cm"/>
        </style:list-level-properties>
        <style:text-properties fo:font-family="Segoe UI"/>
      </text:list-level-style-bullet>
    </text:list-style>
    <text:list-style style:name="europass_5f_bulleted_5f_list_indent2" style:display-name="europass_5f_bulleted_5f_list_indent2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381cm" fo:text-indent="-0.381cm" fo:margin-left="1.131cm"/>
        </style:list-level-properties>
        <style:text-properties fo:font-family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762cm" fo:text-indent="-0.381cm" fo:margin-left="1.512cm"/>
        </style:list-level-properties>
        <style:text-properties fo:font-family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381cm" fo:margin-left="1.893cm"/>
        </style:list-level-properties>
        <style:text-properties fo:font-family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524cm" fo:text-indent="-0.381cm" fo:margin-left="2.274cm"/>
        </style:list-level-properties>
        <style:text-properties fo:font-family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381cm" fo:margin-left="2.655cm"/>
        </style:list-level-properties>
        <style:text-properties fo:font-family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2.286cm" fo:text-indent="-0.381cm" fo:margin-left="3.036cm"/>
        </style:list-level-properties>
        <style:text-properties fo:font-family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381cm" fo:margin-left="3.417cm"/>
        </style:list-level-properties>
        <style:text-properties fo:font-family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3.048cm" fo:text-indent="-0.381cm" fo:margin-left="3.764cm"/>
        </style:list-level-properties>
        <style:text-properties fo:font-family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381cm" fo:margin-left="4.179cm"/>
        </style:list-level-properties>
        <style:text-properties fo:font-family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3.81cm" fo:text-indent="-0.381cm" fo:margin-left="4.56cm"/>
        </style:list-level-properties>
        <style:text-properties fo:font-family="Segoe UI"/>
      </text:list-level-style-bullet>
    </text:list-style>
    <text:list-style style:name="europass_5f_bulleted_5f_list_indent3" style:display-name="europass_5f_bulleted_5f_list_indent3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381cm" fo:text-indent="-0.381cm" fo:margin-left="1.506cm"/>
        </style:list-level-properties>
        <style:text-properties fo:font-family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762cm" fo:text-indent="-0.381cm" fo:margin-left="1.887cm"/>
        </style:list-level-properties>
        <style:text-properties fo:font-family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381cm" fo:margin-left="2.268cm"/>
        </style:list-level-properties>
        <style:text-properties fo:font-family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524cm" fo:text-indent="-0.381cm" fo:margin-left="2.649cm"/>
        </style:list-level-properties>
        <style:text-properties fo:font-family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381cm" fo:margin-left="3.03cm"/>
        </style:list-level-properties>
        <style:text-properties fo:font-family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2.286cm" fo:text-indent="-0.381cm" fo:margin-left="3.411cm"/>
        </style:list-level-properties>
        <style:text-properties fo:font-family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381cm" fo:margin-left="3.792cm"/>
        </style:list-level-properties>
        <style:text-properties fo:font-family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3.048cm" fo:text-indent="-0.381cm" fo:margin-left="4.173cm"/>
        </style:list-level-properties>
        <style:text-properties fo:font-family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381cm" fo:margin-left="4.554cm"/>
        </style:list-level-properties>
        <style:text-properties fo:font-family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3.81cm" fo:text-indent="-0.381cm" fo:margin-left="4.935cm"/>
        </style:list-level-properties>
        <style:text-properties fo:font-family="Segoe UI"/>
      </text:list-level-style-bullet>
    </text:list-style>
    <style:style style:name="europass_5f_paragraph_5f_indented" style:display-name="europass_paragraph_indented" style:family="paragraph" style:parent-style-name="europass_5f_SectionDetails" style:class="text">
      <style:paragraph-properties fo:margin="100%" fo:margin-left="1cm" fo:margin-right="0cm" fo:text-indent="0cm" style:auto-text-indent="false"/>
    </style:style>
    <style:style style:name="europass_5f_paragraph_indent1" style:display-name="europass_paragraph_indent1" style:family="paragraph" style:parent-style-name="europass_5f_SectionDetails" style:class="text">
      <style:paragraph-properties fo:margin-left="3.75mm" fo:margin-right="0mm" fo:text-indent="0mm" style:auto-text-indent="false" style:page-number="auto"/>
    </style:style>
    <style:style style:name="europass_5f_paragraph_indent2" style:display-name="europass_paragraph_indent2" style:family="paragraph" style:parent-style-name="europass_5f_SectionDetails" style:class="text">
      <style:paragraph-properties fo:margin-left="7.5mm" fo:margin-right="0mm" fo:text-indent="0mm" style:auto-text-indent="false"/>
    </style:style>
    <style:style style:name="europass_5f_paragraph_indent3" style:display-name="europass_paragraph_indent3" style:family="paragraph" style:parent-style-name="europass_5f_SectionDetails" style:class="text">
      <style:paragraph-properties fo:margin-left="11.25mm" fo:margin-right="0mm" fo:text-indent="0mm" style:auto-text-indent="false"/>
    </style:style>
    <!-- Text Align style -->
    <style:style style:name="europass_5f_paragraph_align_justify" style:display-name="europass_paragraph_align_justify" style:family="paragraph" style:parent-style-name="europass_5f_SectionDetails" style:class="text">
      <style:paragraph-properties fo:text-align="justify" style:justify-single-word="false"/>
    </style:style>
    <!-- Text Align and Indentation style -->
    <style:style style:name="europass_5f_paragraph_indent1_justify" style:display-name="europass_paragraph_indent1_justify" style:family="paragraph" style:parent-style-name="europass_5f_SectionDetails" style:class="text">
      <style:paragraph-properties fo:margin-left="3.75mm" fo:margin-right="0mm" fo:text-indent="0mm" fo:text-align="justify" style:justify-single-word="false" style:auto-text-indent="false" style:page-number="auto"/>
    </style:style>
    <style:style style:name="europass_5f_paragraph_indent2_justify" style:display-name="europass_paragraph_indent2_justify" style:family="paragraph" style:parent-style-name="europass_5f_SectionDetails" style:class="text">
      <style:paragraph-properties fo:margin-left="7.5mm" fo:margin-right="0mm" fo:text-indent="0mm" fo:text-align="justify" style:justify-single-word="false" style:auto-text-indent="false"/>
    </style:style>
    <style:style style:name="europass_5f_paragraph_indent3_justify" style:display-name="europass_paragraph_indent3_justify" style:family="paragraph" style:parent-style-name="europass_5f_SectionDetails" style:class="text">
      <style:paragraph-properties fo:margin-left="11.25mm" fo:margin-right="0mm" fo:text-indent="0mm" fo:text-align="justify" style:justify-single-word="false" style:auto-text-indent="fals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First_5f_Page_5f_Paragraph">
      <style:paragraph-properties fo:margin-top="0.58cm" fo:margin-bottom="0cm"/>
    </style:style>
    <!-- NEW STYLE NO LOGO -->
    <style:style style:name="_ESP_Table10_No_Logo" style:family="table">
      <style:table-properties style:width="180mm" table:align="center" style:may-break-between-rows="false" table:border-model="separating"/>
    </style:style>
    <style:style style:name="_ESP_Table10.A_No_Logo" style:family="table-column">
      <style:table-column-properties style:column-width="90mm"/>
    </style:style>
    <style:style style:name="_ESP_Table10.B_No_Logo" style:family="table-column">
      <style:table-column-properties style:column-width="90mm"/>
    </style:style>
    <style:style style:name="_ESP_Table10.1_No_Logo" style:family="table-row">
      <style:table-row-properties style:min-row-height="13.23mm"/>
    </style:style>
    <style:style style:name="_ESP_Table10.A1_No_Logo" style:family="table-cell">
      <style:table-cell-properties fo:padding-top="1.4mm" fo:border="none" fo:text-align="left" style:vertical-align="middle"/>
    </style:style>
    <style:style style:name="_ESP_Table10.B1_No_Logo" style:family="table-cell">
      <style:table-cell-properties fo:padding-top="1.4mm" fo:border="none" fo:text-align="right" style:vertical-align="middle"/>
    </style:style>
    <style:style style:name="_ECV_Table10_No_Logo" style:family="table">
      <style:table-properties style:width="100%" table:align="center" style:may-break-between-rows="false" table:border-model="collapsing"/>
    </style:style>
    <style:style style:name="_ECV_Table10.A_No_Logo" style:family="table-column">
      <style:table-column-properties style:column-width="5cm"/>
    </style:style>
    <style:style style:name="_ECV_Table10.B_No_Logo" style:family="table-column">
      <style:table-column-properties style:column-width="13.335cm"/>
    </style:style>
    <style:style style:name="_ECV_Table10.1_No_Logo" style:family="table-row">
      <style:table-row-properties style:min-row-height="13.23mm"/>
    </style:style>
    <style:style style:name="_ECV_Table10.1_No_Logo_2nd_page" style:family="table-row">
      <style:table-row-properties style:row-height="8.5mm"/>
    </style:style>
    <style:style style:name="_ECV_Table10.A1_No_Logo" style:family="table-cell">
      <style:table-cell-properties fo:padding-top="1.4mm" fo:padding-right="0.5cm" fo:border="none" fo:text-align="end" style:vertical-align="middle"/>
    </style:style>
    <style:style style:name="_ECV_Table10.B1_No_Logo" style:family="table-cell">
      <style:table-cell-properties fo:padding-top="1.4mm" fo:padding-right="0cm" fo:border="none" fo:text-align="end" style:vertical-align="middle"/>
    </style:style>
    <style:style style:name="MP1_NO_LOGO" style:family="paragraph" style:parent-style-name="_5f_ECV_5f_First_5f_Page_5f_Paragraph">
      <style:paragraph-properties fo:keep-with-next="always" fo:margin="100%" fo:margin-bottom="0cm" fo:text-align="end" fo:background-color="transparent" style:line-break="strict">
        <style:tab-stops/>
      </style:paragraph-properties>
    </style:style>
    <style:style style:name="MT2_NO_LOGO" style:family="text">
      <style:text-properties fo:color="#1593cb" style:font-name="Arial" fo:font-size="14pt" style:font-size-asian="14pt" style:font-size-complex="14pt"/>
    </style:style>
    <style:style style:name="MP3_ESP_NO_LOGO" style:family="paragraph" style:parent-style-name="_5f_ESP_5f_Pages_5f_Paragraph">
      <style:paragraph-properties fo:margin-left="0cm" style:contextual-spacing="false" fo:text-align="start"/>
    </style:style>
    <style:style style:name="MP3_ECV_NO_LOGO" style:family="paragraph" style:parent-style-name="_5f_ESP_5f_Pages_5f_Paragraph">
      <style:paragraph-properties fo:margin-left="0cm" style:contextual-spacing="false" fo:text-align="end"/>
    </style:style>
    <style:style style:name="MP3_NAME_NO_LOGO" style:family="paragraph" style:parent-style-name="_5f_ESP_5f_Pages_5f_Paragraph">
      <style:paragraph-properties fo:margin-right="0cm" fo:padding-right="0cm" style:contextual-spacing="false" fo:text-align="end"/>
    </style:style>
    <style:style style:name="MT2_ESP_NO_LOGO" style:family="text">
      <style:text-properties fo:color="#1593cb" style:font-name="Arial" fo:font-size="14pt" style:font-size-asian="14pt" style:font-size-complex="14pt"/>
    </style:style>
    <style:style style:name="MT4_ESP_NO_LOGO" style:family="text">
      <style:text-properties fo:color="#0e4194" style:font-name="Arial" fo:font-size="10pt" style:font-size-asian="10pt" style:font-size-complex="10pt"/>
    </style:style>
    <style:style style:name="MT4_ECV_NO_LOGO" style:family="text">
      <style:text-properties fo:color="#1593cb" style:font-name="Arial" fo:font-size="10pt" style:font-size-asian="10pt" style:font-size-complex="10pt"/>
    </style:style>
    <style:style style:name="_5f_ECV_5f_Next_5f_Pages_5f_Paragraph_No_Logo" style:display-name="_ECV_Next_Pages_Paragraph_No_Logo" style:family="paragraph" style:parent-style-name="_5f_ECV_5f_First_5f_Page_5f_Paragraph" style:class="extra">
      <style:paragraph-properties fo:margin-top="0.27cm" fo:margin-bottom="0cm" fo:text-align="end" style:justify-single-word="false" style:vertical-align="bottom">
        <style:tab-stops>
          <style:tab-stop style:position="4.951cm"/>
          <style:tab-stop style:position="18.256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Pages_5f_Paragraph">
      <style:paragraph-properties fo:margin-top="0.27cm" fo:margin-bottom="0.4cm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header-left>
        <text:p text:style-name="Header"/>
      </style:header-left>
      <style:footer>
        <text:p text:style-name="MP2">
			<text:span text:style-name="MT1">13/10/19</text:span>
			<text:tab/>
			<text:span text:style-name="MT1">© European Union, 2002-2019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style:master-page style:name="First_20_Page" style:display-name="First Page" style:page-layout-name="Mpm1" style:next-style-name="Standard"/>
    <!-- CV 1st page -->
    <style:master-page style:name="_5f_ECV_5f_First_5f_Page" style:display-name="_ECV_First_Page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header-left>
        <text:p text:style-name="Header"/>
      </style:header-left>
      <style:footer>
        <text:p text:style-name="MP2">
			<text:span text:style-name="MT1">13/10/19</text:span>
			<text:tab/>
			<text:span text:style-name="MT1">© European Union, 2002-2019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!-- CV 1st page after CL-->
    <style:master-page style:name="_5f_ECV_5f_First_5f_Page_5f_After_5f_ECL" style:display-name="_ECV_First_Page_After_CL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footer>
        <text:p text:style-name="MP2">
			<text:span text:style-name="MT1">13/10/19</text:span>
			<text:tab/>
			<text:span text:style-name="MT1">© European Union, 2002-2019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!--  CV next pages -->
    <style:master-page style:name="_5f_ECV_5f_Next_5f_Pages" style:display-name="_ECV_Next_Pages" style:page-layout-name="Mpm2">
      <style:header>
        <text:p text:style-name="_5f_ECV_5f_Next_5f_Pages_5f_Paragraph">
	<draw:frame draw:style-name="Mfr1" draw:name="graphics9" text:anchor-type="paragraph" svg:width="2.76cm" svg:height="0.801cm" draw:z-index="7">
	<draw:image xlink:href="Pictures/100002010000017A0000006AEAC75F19.png" xlink:type="simple" xlink:show="embed" xlink:actuate="onLoad"/>
	<svg:title>Europass logo</svg:title>
	</draw:frame>
		<text:tab/><text:span text:style-name="MT2">Curriculum vitae<text:tab/></text:span>
	<text:span text:style-name="MT3">Adrian Gherman</text:span></text:p>
      </style:header>
      <style:footer>
        <text:p text:style-name="MP2">
        <text:span text:style-name="MT1">13/10/19</text:span>
		<text:tab/>
        <text:span text:style-name="MT1">© European Union, 2002-2019 | http://europass.cedefop.europa.eu </text:span>
        <text:tab/>
        <text:span text:style-name="MT1">Page <text:page-number text:select-page="current"> 3</text:page-number></text:span>
		<text:span text:style-name="MT1"> / </text:span><text:span text:style-name="MT1"><text:page-count>4</text:page-count></text:span></text:p>
      </style:footer>
    </style:master-page>
    <style:master-page style:name="_5f_ESP_5f_Pages" style:display-name="_ESP_Pages" style:page-layout-name="Mpm5">
      <style:header>
        <text:p text:style-name="MP3">
		<draw:frame draw:style-name="Mfr1" draw:name="graphics4" text:anchor-type="paragraph" svg:width="4.491cm" svg:height="1.3cm" draw:z-index="18">
		<draw:image xlink:href="Pictures/100002010000021300000095AD132CD4.png" xlink:type="simple" xlink:show="embed" xlink:actuate="onLoad"/>
		<svg:title>Europass logo</svg:title>
		</draw:frame><text:tab/><text:span text:style-name="MT2">European skills passport<text:line-break/><text:s/></text:span><text:span text:style-name="MT4">Adrian Gherman</text:span></text:p>
      </style:header>
      <style:footer>
        <text:p text:style-name="Footer_20_left">
        <text:span text:style-name="MT5">13/10/19</text:span>
        <text:tab/>
        <text:span text:style-name="MT5">© European Union, 2002-2019 | http://europass.cedefop.europa.eu </text:span>
		<text:tab/>
		<text:span text:style-name="MT5">Page <text:page-number text:select-page="current"> 4</text:page-number></text:span>
		<text:span text:style-name="MT5"> / </text:span><text:span text:style-name="MT5"><text:page-count>4</text:page-count></text:span><text:span text:style-name="MT5"><text:tab/><text:tab/></text:span><text:span text:style-name="MT6"> 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6:11:00.584Z</meta:creation-date>
    <dc:date>2019-10-13T18:37:09.965Z</dc:date>
    <meta:generator>Europass - LibreOffice/4</meta:generator>
    <dc:description>Adrian Gherman Europass CV</dc:description>
    <meta:keyword>Europass, CV, Cedefop</meta:keyword>
    <dc:subject>Adrian Gherman Europass CV</dc:subject>
    <dc:title>CV-Europass-20191013-Gherman-EN.odt</dc:title>
    <dc:creator>Adrian Gherman</dc:creator>
    <dc:europassLogo>true</dc:europassLogo>
    <meta:document-statistic meta:table-count="0" meta:image-count="0" meta:object-count="0" meta:page-count="1" meta:paragraph-count="3" meta:word-count="9" meta:character-count="56" meta:non-whitespace-character-count="50"/>
    <meta:user-defined meta:name="Editor">Adrian Gherman</meta:user-defined>
    <meta:user-defined meta:name="Owner">Adrian Gherman</meta:user-defined>
  </office:meta>
</office:document-meta>
</file>